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071" officeooo:paragraph-rsid="00240bd0"/>
    </style:style>
    <style:style style:name="P2" style:family="paragraph" style:parent-style-name="Standard">
      <style:text-properties officeooo:rsid="001f87b8" officeooo:paragraph-rsid="00240bd0"/>
    </style:style>
    <style:style style:name="P3" style:family="paragraph" style:parent-style-name="Standard">
      <style:text-properties officeooo:rsid="0020b315" officeooo:paragraph-rsid="00240bd0"/>
    </style:style>
    <style:style style:name="P4" style:family="paragraph" style:parent-style-name="Standard">
      <style:text-properties officeooo:rsid="0021811d" officeooo:paragraph-rsid="00240bd0"/>
    </style:style>
    <style:style style:name="P5" style:family="paragraph" style:parent-style-name="Standard">
      <style:text-properties officeooo:rsid="0022b8b2" officeooo:paragraph-rsid="00240bd0"/>
    </style:style>
    <style:style style:name="P6" style:family="paragraph" style:parent-style-name="Standard">
      <style:text-properties officeooo:rsid="0022d482" officeooo:paragraph-rsid="0022d482"/>
    </style:style>
    <style:style style:name="P7" style:family="paragraph" style:parent-style-name="Standard">
      <style:text-properties officeooo:rsid="00240bd0" officeooo:paragraph-rsid="00240bd0"/>
    </style:style>
    <style:style style:name="P8" style:family="paragraph" style:parent-style-name="Standard">
      <style:text-properties officeooo:rsid="0020b315" officeooo:paragraph-rsid="0027f190"/>
    </style:style>
    <style:style style:name="P9" style:family="paragraph" style:parent-style-name="Standard">
      <style:text-properties officeooo:rsid="001f87b8" officeooo:paragraph-rsid="0027f190"/>
    </style:style>
    <style:style style:name="P10" style:family="paragraph" style:parent-style-name="Standard">
      <style:text-properties officeooo:rsid="0021811d" officeooo:paragraph-rsid="0027f190"/>
    </style:style>
    <style:style style:name="P11" style:family="paragraph" style:parent-style-name="Standard">
      <style:text-properties officeooo:rsid="0022b8b2" officeooo:paragraph-rsid="0027f190"/>
    </style:style>
    <style:style style:name="P12" style:family="paragraph" style:parent-style-name="Standard">
      <style:text-properties officeooo:rsid="0022d482" officeooo:paragraph-rsid="0027f190"/>
    </style:style>
    <style:style style:name="P13" style:family="paragraph" style:parent-style-name="Standard">
      <style:text-properties officeooo:rsid="00240bd0" officeooo:paragraph-rsid="0027f190"/>
    </style:style>
    <style:style style:name="P14" style:family="paragraph" style:parent-style-name="Standard">
      <style:text-properties officeooo:rsid="002958a4" officeooo:paragraph-rsid="002958a4"/>
    </style:style>
    <style:style style:name="P15" style:family="paragraph" style:parent-style-name="Standard">
      <style:text-properties officeooo:paragraph-rsid="00240bd0"/>
    </style:style>
    <style:style style:name="T1" style:family="text">
      <style:text-properties officeooo:rsid="001f87b8"/>
    </style:style>
    <style:style style:name="T2" style:family="text">
      <style:text-properties officeooo:rsid="0020b315"/>
    </style:style>
    <style:style style:name="T3" style:family="text">
      <style:text-properties officeooo:rsid="0022b8b2"/>
    </style:style>
    <style:style style:name="T4" style:family="text">
      <style:text-properties officeooo:rsid="00265bd5"/>
    </style:style>
    <style:style style:name="T5" style:family="text">
      <style:text-properties officeooo:rsid="00271be5"/>
    </style:style>
    <style:style style:name="T6" style:family="text">
      <style:text-properties officeooo:rsid="002958a4"/>
    </style:style>
    <style:style style:name="T7" style:family="text">
      <style:text-properties officeooo:rsid="00240b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mistress eyes <text:span text:style-name="T1">looks</text:span> like the sun</text:p>
      <text:p text:style-name="P3">Her lips are as the coral is coloured</text:p>
      <text:p text:style-name="P3">If snow is white her breasts are more</text:p>
      <text:p text:style-name="P2"><text:span text:style-name="T2">If hairs be wires she has of them none</text:span></text:p>
      <text:p text:style-name="P2"/>
      <text:p text:style-name="P4">I have seen roses damask'd, red and white</text:p>
      <text:p text:style-name="P4">I see her has plenty of them borrowed</text:p>
      <text:p text:style-name="P4"><text:span text:style-name="T3">There are no perfumes here or abroad</text:span></text:p>
      <text:p text:style-name="P5"><text:span text:style-name="T5">T</text:span>hat are as my mistress reeks smell nice</text:p>
      <text:p text:style-name="P5"/>
      <text:p text:style-name="P6">I love her to speak, yet well I know</text:p>
      <text:p text:style-name="P6">nothing is better than her sweet voice</text:p>
      <text:p text:style-name="P7">I grant i never saw a goddes go</text:p>
      <text:p text:style-name="P7">Only at times I didnt saw <text:span text:style-name="T4">her</text:span> before</text:p>
      <text:p text:style-name="P7">And I dont think my love as a choice</text:p>
      <text:p text:style-name="P15"><text:span text:style-name="T7">But I compare it to most of the 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5:55:32.159699435</meta:creation-date>
    <dc:date>2020-04-01T20:12:32.031660406</dc:date>
    <meta:editing-duration>PT1H5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3" meta:character-count="515" meta:non-whitespace-character-count="416"/>
  </office:meta>
</office:document-meta>
</file>